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">
      <style:table-properties style:width="6.6236in" style:page-number="auto" table:align="left"/>
    </style:style>
    <style:style style:name="Table1.A" style:family="table-column">
      <style:table-column-properties style:column-width="6.6236in"/>
    </style:style>
    <style:style style:name="Table1.A1" style:family="table-cell">
      <style:table-cell-properties fo:background-color="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4pt" fo:language="zxx" fo:country="none" officeooo:rsid="0018f712" officeooo:paragraph-rsid="0018f712" style:font-size-asian="12.25pt" style:language-asian="zxx" style:country-asian="none" style:font-size-complex="14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fo:font-size="14pt" fo:language="zxx" fo:country="none" officeooo:rsid="001946d2" officeooo:paragraph-rsid="001946d2" style:font-size-asian="12.25pt" style:language-asian="zxx" style:country-asian="none" style:font-size-complex="14pt" style:language-complex="zxx" style:country-complex="none"/>
    </style:style>
    <style:style style:name="P3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1252in" style:auto-text-indent="false" style:page-number="auto" fo:background-color="transparent"/>
      <style:text-properties fo:font-size="14pt" fo:language="zxx" fo:country="none" officeooo:rsid="001946d2" officeooo:paragraph-rsid="001946d2" style:font-size-asian="12.25pt" style:language-asian="zxx" style:country-asian="none" style:font-size-complex="14pt" style:language-complex="zxx" style:country-complex="none"/>
    </style:style>
    <style:style style:name="P4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fo:font-size="14pt" fo:language="zxx" fo:country="none" officeooo:rsid="001946d2" officeooo:paragraph-rsid="001946d2" style:font-size-asian="12.25pt" style:language-asian="zxx" style:country-asian="none" style:font-size-complex="14pt" style:language-complex="zxx" style:country-complex="none"/>
    </style:style>
    <style:style style:name="P5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style:font-name="Times New Roman" fo:font-size="14pt" fo:language="zxx" fo:country="none" officeooo:rsid="001946d2" officeooo:paragraph-rsid="001946d2" style:font-size-asian="14pt" style:language-asian="zxx" style:country-asian="none" style:font-name-complex="Times New Roman" style:font-size-complex="14pt" style:language-complex="zxx" style:country-complex="none"/>
    </style:style>
    <style:style style:name="P6" style:family="paragraph" style:parent-style-name="Standard">
      <loext:graphic-properties draw:fill="solid" draw:fill-color="#1e1f22"/>
      <style:paragraph-properties fo:margin-left="0in" fo:margin-right="0in" fo:text-indent="0.1866in" style:auto-text-indent="false" fo:background-color="#1e1f22" fo:padding="0in" fo:border="none" style:shadow="none"/>
      <style:text-properties fo:color="#cccccc" loext:opacity="100%" style:font-name="Courier New" fo:font-size="14pt" fo:language="zxx" fo:country="none" style:text-underline-style="solid" style:text-underline-type="double" style:text-underline-width="auto" style:text-underline-color="font-color" fo:font-weight="normal" fo:background-color="transparent" style:font-size-asian="14pt" style:language-asian="zxx" style:country-asian="none" style:font-size-complex="14pt" style:language-complex="zxx" style:country-complex="none"/>
    </style:style>
    <style:style style:name="P7" style:family="paragraph" style:parent-style-name="Standard">
      <style:paragraph-properties fo:margin-left="0in" fo:margin-right="0in" style:line-height-at-least="0.198in" fo:text-indent="0.1866in" style:auto-text-indent="false" fo:padding="0in" fo:border="none"/>
      <style:text-properties fo:color="#cccccc" loext:opacity="100%" style:font-name="Courier New" fo:font-size="14pt" style:text-underline-style="solid" style:text-underline-type="double" style:text-underline-width="auto" style:text-underline-color="font-color" fo:font-weight="normal" fo:background-color="transparent" style:font-size-asian="14pt" style:font-size-complex="14pt"/>
    </style:style>
    <style:style style:name="P8" style:family="paragraph" style:parent-style-name="Standard">
      <style:paragraph-properties fo:margin-left="0in" fo:margin-right="0in" style:line-height-at-least="0.198in" fo:text-indent="0.1866in" style:auto-text-indent="false" fo:padding="0in" fo:border="none"/>
      <style:text-properties fo:color="#6a9955" loext:opacity="100%" style:font-name="Courier New" fo:font-size="14pt" style:text-underline-style="solid" style:text-underline-type="double" style:text-underline-width="auto" style:text-underline-color="font-color" fo:font-weight="normal" fo:background-color="transparent" style:font-size-asian="14pt" style:font-size-complex="14pt"/>
    </style:style>
    <style:style style:name="P9" style:family="paragraph" style:parent-style-name="Standard">
      <style:paragraph-properties fo:margin-left="0in" fo:margin-right="0in" style:line-height-at-least="0.198in" fo:text-indent="0.1866in" style:auto-text-indent="false" fo:padding="0in" fo:border="none"/>
      <style:text-properties fo:color="#c586c0" loext:opacity="100%" style:font-name="Courier New" fo:font-size="14pt" style:text-underline-style="solid" style:text-underline-type="double" style:text-underline-width="auto" style:text-underline-color="font-color" fo:font-weight="normal" fo:background-color="transparent" style:font-size-asian="14pt" style:font-size-complex="14pt"/>
    </style:style>
    <style:style style:name="P10" style:family="paragraph" style:parent-style-name="Standard">
      <loext:graphic-properties draw:fill="solid" draw:fill-color="#1e1f22"/>
      <style:paragraph-properties fo:margin-left="0in" fo:margin-right="0in" fo:text-indent="0.1866in" style:auto-text-indent="false" fo:background-color="#1e1f22" fo:padding="0in" fo:border="none" style:shadow="none"/>
      <style:text-properties style:font-name="Courier New" fo:font-size="14pt" fo:language="zxx" fo:country="none" style:text-underline-style="solid" style:text-underline-type="double" style:text-underline-width="auto" style:text-underline-color="font-color" fo:background-color="transparent" style:font-size-asian="14pt" style:language-asian="zxx" style:country-asian="none" style:font-size-complex="14pt" style:language-complex="zxx" style:country-complex="none"/>
    </style:style>
    <style:style style:name="P11" style:family="paragraph" style:parent-style-name="Standard">
      <style:paragraph-properties fo:margin-left="0in" fo:margin-right="0in" style:line-height-at-least="0.198in" fo:text-indent="0.1866in" style:auto-text-indent="false" fo:padding="0in" fo:border="none"/>
      <style:text-properties style:font-name="Courier New" fo:font-size="14pt" style:text-underline-style="solid" style:text-underline-type="double" style:text-underline-width="auto" style:text-underline-color="font-color" fo:background-color="transparent" style:font-size-asian="14pt" style:font-size-complex="14pt"/>
    </style:style>
    <style:style style:name="P12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fo:font-size="14pt" fo:language="zxx" fo:country="none" officeooo:rsid="001946d2" officeooo:paragraph-rsid="001946d2" style:font-size-asian="12.25pt" style:language-asian="zxx" style:country-asian="none" style:font-size-complex="14pt" style:language-complex="zxx" style:country-complex="none"/>
    </style:style>
    <style:style style:name="T1" style:family="text">
      <style:text-properties officeooo:rsid="001946d2"/>
    </style:style>
    <style:style style:name="T2" style:family="text">
      <style:text-properties fo:language="ru" fo:country="RU"/>
    </style:style>
    <style:style style:name="T3" style:family="text">
      <style:text-properties style:font-name="Times New Roman" style:font-size-asian="14pt" style:font-name-complex="Times New Roman"/>
    </style:style>
    <style:style style:name="T4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908b25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c586c0" loext:opacity="100%"/>
    </style:style>
    <style:style style:name="T12" style:family="text">
      <style:text-properties fo:color="#569cd6" loext:opacity="100%"/>
    </style:style>
    <style:style style:name="T13" style:family="text">
      <style:text-properties fo:color="#ce9178" loext:opacity="100%"/>
    </style:style>
    <style:style style:name="T14" style:family="text">
      <style:text-properties fo:color="#4ec9b0" loext:opacity="100%"/>
    </style:style>
    <style:style style:name="T15" style:family="text">
      <style:text-properties fo:color="#9cdcfe" loext:opacity="100%"/>
    </style:style>
    <style:style style:name="T16" style:family="text">
      <style:text-properties fo:color="#d4d4d4" loext:opacity="100%"/>
    </style:style>
    <style:style style:name="T17" style:family="text">
      <style:text-properties fo:color="#b5cea8" loext:opacity="100%"/>
    </style:style>
    <style:style style:name="T18" style:family="text">
      <style:text-properties fo:color="#6a9955" loext:opacity="100%"/>
    </style:style>
    <style:style style:name="T19" style:family="text">
      <style:text-properties fo:color="#dcdcaa" loext:opacity="100%"/>
    </style:style>
    <style:style style:name="T20" style:family="text">
      <style:text-properties fo:color="#d7ba7d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О <text:span text:style-name="T2">«</text:span>Белорусский государственный технологический университет<text:span text:style-name="T2">»</text:span></text:p>
      <text:p text:style-name="P1">Кафедра Программной инженерии</text:p>
      <text:p text:style-name="P1">Учебная дисциплина «<text:span text:style-name="T1">Основы Алгоритмизации и программирования</text:span>»</text:p>
      <text:p text:style-name="P2">Новиков Глеб Сергеевич</text:p>
      <text:p text:style-name="P2">Лабораторная работа №9, Вариант 9</text:p>
      <text:p text:style-name="P3">1.<text:span text:style-name="T3"> Написать комментарии к программе.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" loext:marker-style-name="T7"><text:span text:style-name="T11">#include</text:span><text:span text:style-name="T12"> </text:span><text:span text:style-name="T13">&lt;iostream&gt;</text:span></text:p>
            <text:p text:style-name="P7"><text:span text:style-name="T11">#include</text:span><text:span text:style-name="T12"> </text:span><text:span text:style-name="T13">&lt;fstream&gt;</text:span></text:p>
            <text:p text:style-name="P7"><text:span text:style-name="T11">#include</text:span><text:span text:style-name="T12"> </text:span><text:span text:style-name="T13">&lt;cstring&gt;</text:span><text:span text:style-name="T12"> </text:span></text:p>
            <text:p text:style-name="P11"/>
            <text:p text:style-name="P7"><text:span text:style-name="T11">using</text:span> <text:span text:style-name="T12">namespace</text:span> <text:span text:style-name="T14">std</text:span>;</text:p>
            <text:p text:style-name="P7"><text:span text:style-name="T12">const</text:span> <text:span text:style-name="T12">unsigned</text:span> <text:span text:style-name="T12">int</text:span> <text:span text:style-name="T15">NAME_SIZE</text:span> <text:span text:style-name="T16">=</text:span> <text:span text:style-name="T17">30</text:span>;<text:span text:style-name="T18"> //Указание максимальной длинны имен и названий</text:span></text:p>
            <text:p text:style-name="P7"><text:span text:style-name="T12">const</text:span> <text:span text:style-name="T12">unsigned</text:span> <text:span text:style-name="T12">int</text:span> <text:span text:style-name="T15">CITY_SIZE</text:span> <text:span text:style-name="T16">=</text:span> <text:span text:style-name="T17">20</text:span>;</text:p>
            <text:p text:style-name="P11"/>
            <text:p text:style-name="P7"><text:span text:style-name="T12">struct</text:span> <text:span text:style-name="T14">Address</text:span> <text:span text:style-name="T18">//Структура адресса (элемента списка) с указанием на предыдущий и следующий элемент списка</text:span></text:p>
            <text:p text:style-name="P7">{ <text:span text:style-name="T12">char</text:span> <text:span text:style-name="T15">name</text:span>[<text:span text:style-name="T15">NAME_SIZE</text:span>];</text:p>
            <text:p text:style-name="P7"><text:span text:style-name="T12">char</text:span> <text:span text:style-name="T15">city</text:span>[<text:span text:style-name="T15">CITY_SIZE</text:span>];</text:p>
            <text:p text:style-name="P7"><text:span text:style-name="T14">Address</text:span> <text:span text:style-name="T16">*</text:span><text:span text:style-name="T15">next</text:span>;</text:p>
            <text:p text:style-name="P7"><text:span text:style-name="T14">Address</text:span> <text:span text:style-name="T16">*</text:span><text:span text:style-name="T15">prev</text:span>;</text:p>
            <text:p text:style-name="P7">};</text:p>
            <text:p text:style-name="P8">//-----------------------------------------------------------</text:p>
            <text:p text:style-name="P7"><text:span text:style-name="T12">int</text:span> <text:span text:style-name="T19">menu</text:span>(<text:span text:style-name="T12">void</text:span>)<text:span text:style-name="T18"> //Функция вывода меню</text:span></text:p>
            <text:p text:style-name="P7">{ <text:span text:style-name="T12">char</text:span> <text:span text:style-name="T15">s</text:span>; <text:span text:style-name="T12">int</text:span> <text:span text:style-name="T15">c</text:span>;</text:p>
            <text:p text:style-name="P7"><text:span text:style-name="T15">cout</text:span> <text:span text:style-name="T19">&lt;&lt;</text:span> <text:span text:style-name="T19">endl</text:span>;</text:p>
            <text:p text:style-name="P7"><text:span text:style-name="T15">cout</text:span> <text:span text:style-name="T19">&lt;&lt;</text:span> <text:span text:style-name="T13">"1. Ввод имени"</text:span> <text:span text:style-name="T19">&lt;&lt;</text:span> <text:span text:style-name="T19">endl</text:span>;</text:p>
            <text:p text:style-name="P7"><text:span text:style-name="T15">cout</text:span> <text:span text:style-name="T19">&lt;&lt;</text:span> <text:span text:style-name="T13">"2. Удаление имени"</text:span> <text:span text:style-name="T19">&lt;&lt;</text:span> <text:span text:style-name="T19">endl</text:span>;</text:p>
            <text:p text:style-name="P7"><text:span text:style-name="T15">cout</text:span> <text:span text:style-name="T19">&lt;&lt;</text:span> <text:span text:style-name="T13">"3. Вывод на экран"</text:span> <text:span text:style-name="T19">&lt;&lt;</text:span> <text:span text:style-name="T19">endl</text:span>;</text:p>
            <text:p text:style-name="P7"><text:span text:style-name="T15">cout</text:span> <text:span text:style-name="T19">&lt;&lt;</text:span> <text:span text:style-name="T13">"4. Поиск"</text:span> <text:span text:style-name="T19">&lt;&lt;</text:span> <text:span text:style-name="T19">endl</text:span>;</text:p>
            <text:p text:style-name="P7"><text:span text:style-name="T15">cout</text:span> <text:span text:style-name="T19">&lt;&lt;</text:span> <text:span text:style-name="T13">"5. Выход"</text:span> <text:span text:style-name="T19">&lt;&lt;</text:span> <text:span text:style-name="T19">endl</text:span>;</text:p>
            <text:p text:style-name="P7"><text:span text:style-name="T15">cout</text:span> <text:span text:style-name="T19">&lt;&lt;</text:span> <text:span text:style-name="T19">endl</text:span>;</text:p>
            <text:p text:style-name="P9">do</text:p>
            <text:p text:style-name="P7">{ <text:span text:style-name="T15">cout</text:span> <text:span text:style-name="T19">&lt;&lt;</text:span> <text:span text:style-name="T13">"Ваш выбор: "</text:span>;</text:p>
            <text:p text:style-name="P7"><text:span text:style-name="T15">cin</text:span>.<text:span text:style-name="T19">sync</text:span>();</text:p>
            <text:p text:style-name="P7"><text:span text:style-name="T15">cin</text:span> <text:span text:style-name="T19">&gt;&gt;</text:span> <text:span text:style-name="T15">c</text:span>;</text:p>
            <text:p text:style-name="P7"><text:span text:style-name="T15">cout</text:span> <text:span text:style-name="T19">&lt;&lt;</text:span> <text:span text:style-name="T19">endl</text:span>;</text:p>
            <text:p text:style-name="P7">} <text:span text:style-name="T11">while</text:span> (<text:span text:style-name="T15">c</text:span> <text:span text:style-name="T16">&lt;</text:span> <text:span text:style-name="T17">0</text:span> <text:span text:style-name="T16">||</text:span> <text:span text:style-name="T15">c</text:span> <text:span text:style-name="T16">&gt;</text:span> <text:span text:style-name="T17">5</text:span>);</text:p>
            <text:p text:style-name="P7"><text:span text:style-name="T11">return</text:span> <text:span text:style-name="T15">c</text:span>;</text:p>
            <text:p text:style-name="P7">}</text:p>
            <text:p text:style-name="P8">//-----------------------------------------------------------</text:p>
            <text:p text:style-name="P7"><text:span text:style-name="T12">void</text:span> <text:span text:style-name="T19">insert</text:span>(<text:span text:style-name="T14">Address</text:span> <text:span text:style-name="T12">*</text:span><text:span text:style-name="T15">e</text:span>, <text:span text:style-name="T14">Address</text:span> <text:span text:style-name="T12">**</text:span><text:span text:style-name="T15">phead</text:span>, <text:span text:style-name="T14">Address</text:span> <text:span text:style-name="T12">**</text:span><text:span text:style-name="T15">plast</text:span>)<text:span text:style-name="T18"> //Добавление в конец списка</text:span></text:p>
            <text:p text:style-name="P7"><text:soft-page-break/>{ <text:span text:style-name="T14">Address</text:span> <text:span text:style-name="T16">*</text:span><text:span text:style-name="T15">p</text:span> <text:span text:style-name="T16">=</text:span> <text:span text:style-name="T16">*</text:span><text:span text:style-name="T15">plast</text:span>;</text:p>
            <text:p text:style-name="P7"><text:span text:style-name="T11">if</text:span> (<text:span text:style-name="T16">*</text:span><text:span text:style-name="T15">plast</text:span> <text:span text:style-name="T16">==</text:span> <text:span text:style-name="T12">NULL</text:span>)<text:span text:style-name="T18"> //Если вставляемый элемент первый</text:span></text:p>
            <text:p text:style-name="P7">{ <text:span text:style-name="T15">e</text:span>-&gt;<text:span text:style-name="T15">next</text:span> <text:span text:style-name="T16">=</text:span> <text:span text:style-name="T12">NULL</text:span>;<text:span text:style-name="T18"> //Инициализируем указатели для нового элемента списка</text:span></text:p>
            <text:p text:style-name="P7"><text:span text:style-name="T15">e</text:span>-&gt;<text:span text:style-name="T15">prev</text:span> <text:span text:style-name="T16">=</text:span> <text:span text:style-name="T12">NULL</text:span>;</text:p>
            <text:p text:style-name="P7"><text:span text:style-name="T16">*</text:span><text:span text:style-name="T15">plast</text:span> <text:span text:style-name="T16">=</text:span> <text:span text:style-name="T15">e</text:span>;</text:p>
            <text:p text:style-name="P7"><text:span text:style-name="T16">*</text:span><text:span text:style-name="T15">phead</text:span> <text:span text:style-name="T16">=</text:span> <text:span text:style-name="T15">e</text:span>;</text:p>
            <text:p text:style-name="P7"><text:span text:style-name="T11">return</text:span>;</text:p>
            <text:p text:style-name="P7">}</text:p>
            <text:p text:style-name="P7"><text:span text:style-name="T11">else</text:span><text:span text:style-name="T18"> //если элемент уже не первый</text:span></text:p>
            <text:p text:style-name="P7">{ <text:span text:style-name="T15">p</text:span>-&gt;<text:span text:style-name="T15">next</text:span> <text:span text:style-name="T16">=</text:span> <text:span text:style-name="T15">e</text:span>;</text:p>
            <text:p text:style-name="P7"><text:span text:style-name="T15">e</text:span>-&gt;<text:span text:style-name="T15">next</text:span> <text:span text:style-name="T16">=</text:span> <text:span text:style-name="T12">NULL</text:span>;</text:p>
            <text:p text:style-name="P7"><text:span text:style-name="T15">e</text:span>-&gt;<text:span text:style-name="T15">prev</text:span> <text:span text:style-name="T16">=</text:span> <text:span text:style-name="T15">p</text:span>;<text:span text:style-name="T18"> //новый предыдущий - это старый текущий</text:span></text:p>
            <text:p text:style-name="P7"><text:span text:style-name="T16">*</text:span><text:span text:style-name="T15">plast</text:span> <text:span text:style-name="T16">=</text:span> <text:span text:style-name="T15">e</text:span>;</text:p>
            <text:p text:style-name="P7">}</text:p>
            <text:p text:style-name="P7">}</text:p>
            <text:p text:style-name="P8">//-----------------------------------------------------------</text:p>
            <text:p text:style-name="P7"><text:span text:style-name="T14">Address</text:span><text:span text:style-name="T12">*</text:span> <text:span text:style-name="T19">setElement</text:span>()<text:span text:style-name="T18"> // Создание элемента и ввод его значений с клавиатуры</text:span></text:p>
            <text:p text:style-name="P7">{ <text:span text:style-name="T14">Address</text:span><text:span text:style-name="T16">*</text:span> <text:span text:style-name="T15">temp</text:span> <text:span text:style-name="T16">=</text:span> <text:span text:style-name="T11">new</text:span> <text:span text:style-name="T14">Address</text:span>();</text:p>
            <text:p text:style-name="P7"><text:span text:style-name="T11">if</text:span> (<text:span text:style-name="T16">!</text:span><text:span text:style-name="T15">temp</text:span>)</text:p>
            <text:p text:style-name="P7">{ <text:span text:style-name="T15">cerr</text:span> <text:span text:style-name="T19">&lt;&lt;</text:span> <text:span text:style-name="T13">"Ошибка выделения памяти памяти"</text:span>;</text:p>
            <text:p text:style-name="P7"><text:span text:style-name="T11">return</text:span> <text:span text:style-name="T12">NULL</text:span>;</text:p>
            <text:p text:style-name="P7">}</text:p>
            <text:p text:style-name="P7"><text:span text:style-name="T15">cout</text:span> <text:span text:style-name="T19">&lt;&lt;</text:span> <text:span text:style-name="T13">"Введите имя: "</text:span>;</text:p>
            <text:p text:style-name="P7"><text:span text:style-name="T15">cin</text:span>.<text:span text:style-name="T19">getline</text:span>(<text:span text:style-name="T15">temp</text:span>-&gt;<text:span text:style-name="T15">name</text:span>, <text:span text:style-name="T15">NAME_SIZE</text:span><text:span text:style-name="T16">-</text:span><text:span text:style-name="T17">1</text:span>,<text:span text:style-name="T13">'</text:span><text:span text:style-name="T20">\n</text:span><text:span text:style-name="T13">'</text:span>);</text:p>
            <text:p text:style-name="P7"><text:span text:style-name="T15">cin</text:span>.<text:span text:style-name="T19">ignore</text:span>(<text:span text:style-name="T15">cin</text:span>.<text:span text:style-name="T19">rdbuf</text:span>()-&gt;<text:span text:style-name="T19">in_avail</text:span>());</text:p>
            <text:p text:style-name="P7"><text:span text:style-name="T15">cin</text:span>.<text:span text:style-name="T19">clear</text:span>();</text:p>
            <text:p text:style-name="P7"><text:span text:style-name="T15">cout</text:span> <text:span text:style-name="T19">&lt;&lt;</text:span> <text:span text:style-name="T13">"Введите город: "</text:span>;</text:p>
            <text:p text:style-name="P7"><text:span text:style-name="T15">cin</text:span>.<text:span text:style-name="T19">getline</text:span>(<text:span text:style-name="T15">temp</text:span>-&gt;<text:span text:style-name="T15">city</text:span>, <text:span text:style-name="T15">CITY_SIZE</text:span><text:span text:style-name="T16">-</text:span><text:span text:style-name="T17">1</text:span>,<text:span text:style-name="T13">'</text:span><text:span text:style-name="T20">\n</text:span><text:span text:style-name="T13">'</text:span>);</text:p>
            <text:p text:style-name="P7"><text:span text:style-name="T15">cin</text:span>.<text:span text:style-name="T19">ignore</text:span>(<text:span text:style-name="T15">cin</text:span>.<text:span text:style-name="T19">rdbuf</text:span>()-&gt;<text:span text:style-name="T19">in_avail</text:span>());</text:p>
            <text:p text:style-name="P7"><text:span text:style-name="T15">cin</text:span>.<text:span text:style-name="T19">clear</text:span>();</text:p>
            <text:p text:style-name="P7"><text:span text:style-name="T15">temp</text:span>-&gt;<text:span text:style-name="T15">next</text:span> <text:span text:style-name="T16">=</text:span> <text:span text:style-name="T12">NULL</text:span>;</text:p>
            <text:p text:style-name="P7"><text:span text:style-name="T15">temp</text:span>-&gt;<text:span text:style-name="T15">prev</text:span> <text:span text:style-name="T16">=</text:span> <text:span text:style-name="T12">NULL</text:span>;</text:p>
            <text:p text:style-name="P7"><text:span text:style-name="T11">return</text:span> <text:span text:style-name="T15">temp</text:span>;</text:p>
            <text:p text:style-name="P7">}</text:p>
            <text:p text:style-name="P8">//-----------------------------------------------------------</text:p>
            <text:p text:style-name="P7"><text:span text:style-name="T12">void</text:span> <text:span text:style-name="T19">outputList</text:span>(<text:span text:style-name="T14">Address</text:span> <text:span text:style-name="T12">**</text:span><text:span text:style-name="T15">phead</text:span>, <text:span text:style-name="T14">Address</text:span> <text:span text:style-name="T12">**</text:span><text:span text:style-name="T15">plast</text:span>)<text:span text:style-name="T18"> //Вывод списка на экран</text:span></text:p>
            <text:p text:style-name="P7">{ <text:span text:style-name="T14">Address</text:span> <text:span text:style-name="T16">*</text:span><text:span text:style-name="T15">t</text:span> <text:span text:style-name="T16">=</text:span> <text:span text:style-name="T16">*</text:span><text:span text:style-name="T15">phead</text:span>;</text:p>
            <text:p text:style-name="P7"><text:span text:style-name="T11">while</text:span> (<text:span text:style-name="T15">t</text:span>)</text:p>
            <text:p text:style-name="P7">{ <text:span text:style-name="T15">cout</text:span> <text:span text:style-name="T19">&lt;&lt;</text:span> <text:span text:style-name="T15">t</text:span>-&gt;<text:span text:style-name="T15">name</text:span> <text:span text:style-name="T19">&lt;&lt;</text:span> <text:span text:style-name="T13">' '</text:span> <text:span text:style-name="T19">&lt;&lt;</text:span> <text:span text:style-name="T15">t</text:span>-&gt;<text:span text:style-name="T15">city</text:span> <text:span text:style-name="T19">&lt;&lt;</text:span> <text:span text:style-name="T19">endl</text:span>;</text:p>
            <text:p text:style-name="P7"><text:span text:style-name="T15">t</text:span> <text:span text:style-name="T16">=</text:span> <text:span text:style-name="T15">t</text:span>-&gt;<text:span text:style-name="T15">next</text:span>;</text:p>
            <text:p text:style-name="P7"><text:soft-page-break/>}</text:p>
            <text:p text:style-name="P7"><text:span text:style-name="T15">cout</text:span> <text:span text:style-name="T19">&lt;&lt;</text:span> <text:span text:style-name="T13">""</text:span> <text:span text:style-name="T19">&lt;&lt;</text:span> <text:span text:style-name="T19">endl</text:span>;</text:p>
            <text:p text:style-name="P7">}</text:p>
            <text:p text:style-name="P8">//-----------------------------------------------------------</text:p>
            <text:p text:style-name="P7"><text:span text:style-name="T12">void</text:span> <text:span text:style-name="T19">find</text:span>(<text:span text:style-name="T12">char</text:span> <text:span text:style-name="T15">name</text:span>[<text:span text:style-name="T15">NAME_SIZE</text:span>], <text:span text:style-name="T14">Address</text:span> <text:span text:style-name="T12">**</text:span><text:span text:style-name="T15">phead</text:span>)<text:span text:style-name="T18"> // Поиск имени в списке</text:span></text:p>
            <text:p text:style-name="P7">{ <text:span text:style-name="T14">Address</text:span> <text:span text:style-name="T16">*</text:span><text:span text:style-name="T15">t</text:span> <text:span text:style-name="T16">=</text:span> <text:span text:style-name="T16">*</text:span><text:span text:style-name="T15">phead</text:span>;</text:p>
            <text:p text:style-name="P7"><text:span text:style-name="T11">while</text:span> (<text:span text:style-name="T15">t</text:span>)</text:p>
            <text:p text:style-name="P7">{ <text:span text:style-name="T11">if</text:span> (<text:span text:style-name="T16">!</text:span><text:span text:style-name="T19">strcmp</text:span>(<text:span text:style-name="T15">name</text:span>, <text:span text:style-name="T15">t</text:span>-&gt;<text:span text:style-name="T15">name</text:span>)) <text:span text:style-name="T11">break</text:span>;</text:p>
            <text:p text:style-name="P7"><text:span text:style-name="T15">t</text:span> <text:span text:style-name="T16">=</text:span> <text:span text:style-name="T15">t</text:span>-&gt;<text:span text:style-name="T15">next</text:span>;</text:p>
            <text:p text:style-name="P7">}</text:p>
            <text:p text:style-name="P7"><text:span text:style-name="T11">if</text:span> (<text:span text:style-name="T16">!</text:span><text:span text:style-name="T15">t</text:span>)</text:p>
            <text:p text:style-name="P7"><text:span text:style-name="T15">cerr</text:span> <text:span text:style-name="T19">&lt;&lt;</text:span> <text:span text:style-name="T13">"Имя не найдено"</text:span> <text:span text:style-name="T19">&lt;&lt;</text:span> <text:span text:style-name="T19">endl</text:span>;</text:p>
            <text:p text:style-name="P9">else</text:p>
            <text:p text:style-name="P7"><text:span text:style-name="T15">cout</text:span> <text:span text:style-name="T19">&lt;&lt;</text:span> <text:span text:style-name="T15">t</text:span>-&gt;<text:span text:style-name="T15">name</text:span> <text:span text:style-name="T19">&lt;&lt;</text:span> <text:span text:style-name="T13">' '</text:span> <text:span text:style-name="T19">&lt;&lt;</text:span> <text:span text:style-name="T15">t</text:span>-&gt;<text:span text:style-name="T15">city</text:span> <text:span text:style-name="T19">&lt;&lt;</text:span> <text:span text:style-name="T19">endl</text:span>;</text:p>
            <text:p text:style-name="P7">}</text:p>
            <text:p text:style-name="P8">//-----------------------------------------------------------</text:p>
            <text:p text:style-name="P7"><text:span text:style-name="T12">void</text:span> <text:span text:style-name="T19">delet</text:span>(<text:span text:style-name="T12">char</text:span> <text:span text:style-name="T15">name</text:span>[<text:span text:style-name="T15">NAME_SIZE</text:span>], <text:span text:style-name="T14">Address</text:span> <text:span text:style-name="T12">**</text:span><text:span text:style-name="T15">phead</text:span>, <text:span text:style-name="T14">Address</text:span> <text:span text:style-name="T12">**</text:span><text:span text:style-name="T15">plast</text:span>)<text:span text:style-name="T18"> // Удаление имени</text:span></text:p>
            <text:p text:style-name="P7">{ <text:span text:style-name="T12">struct</text:span> <text:span text:style-name="T14">Address</text:span> <text:span text:style-name="T12">*</text:span><text:span text:style-name="T15">t</text:span> <text:span text:style-name="T16">=</text:span> <text:span text:style-name="T16">*</text:span><text:span text:style-name="T15">phead</text:span>;</text:p>
            <text:p text:style-name="P7"><text:span text:style-name="T11">while</text:span> (<text:span text:style-name="T15">t</text:span>)<text:span text:style-name="T18"> // через цикл проходимся по списку пока не находим нужный элемент</text:span></text:p>
            <text:p text:style-name="P7">{ <text:span text:style-name="T11">if</text:span> (<text:span text:style-name="T16">!</text:span><text:span text:style-name="T19">strcmp</text:span>(<text:span text:style-name="T15">name</text:span>, <text:span text:style-name="T15">t</text:span>-&gt;<text:span text:style-name="T15">name</text:span>)) <text:span text:style-name="T11">break</text:span>;</text:p>
            <text:p text:style-name="P7"><text:span text:style-name="T15">t</text:span> <text:span text:style-name="T16">=</text:span> <text:span text:style-name="T15">t</text:span>-&gt;<text:span text:style-name="T15">next</text:span>;</text:p>
            <text:p text:style-name="P7">}</text:p>
            <text:p text:style-name="P7"><text:span text:style-name="T11">if</text:span> (<text:span text:style-name="T16">!</text:span><text:span text:style-name="T15">t</text:span>)<text:span text:style-name="T18"> // если за проход ничего не обнаружилось</text:span></text:p>
            <text:p text:style-name="P7"><text:span text:style-name="T15">cerr</text:span> <text:span text:style-name="T19">&lt;&lt;</text:span> <text:span text:style-name="T13">"Имя не найдено"</text:span> <text:span text:style-name="T19">&lt;&lt;</text:span> <text:span text:style-name="T19">endl</text:span>;</text:p>
            <text:p text:style-name="P9">else</text:p>
            <text:p text:style-name="P7">{ <text:span text:style-name="T11">if</text:span> (<text:span text:style-name="T16">*</text:span><text:span text:style-name="T15">phead</text:span> <text:span text:style-name="T16">==</text:span> <text:span text:style-name="T15">t</text:span>)</text:p>
            <text:p text:style-name="P7">{ <text:span text:style-name="T16">*</text:span><text:span text:style-name="T15">phead</text:span> <text:span text:style-name="T16">=</text:span> <text:span text:style-name="T15">t</text:span>-&gt;<text:span text:style-name="T15">next</text:span>;</text:p>
            <text:p text:style-name="P7"><text:span text:style-name="T11">if</text:span> (<text:span text:style-name="T16">*</text:span><text:span text:style-name="T15">phead</text:span>)</text:p>
            <text:p text:style-name="P7">(<text:span text:style-name="T16">*</text:span><text:span text:style-name="T15">phead</text:span>)-&gt;<text:span text:style-name="T15">prev</text:span> <text:span text:style-name="T16">=</text:span> <text:span text:style-name="T12">NULL</text:span>;</text:p>
            <text:p text:style-name="P9">else</text:p>
            <text:p text:style-name="P7"><text:span text:style-name="T16">*</text:span><text:span text:style-name="T15">plast</text:span> <text:span text:style-name="T16">=</text:span> <text:span text:style-name="T12">NULL</text:span>;</text:p>
            <text:p text:style-name="P7">}</text:p>
            <text:p text:style-name="P9">else</text:p>
            <text:p text:style-name="P7">{ <text:span text:style-name="T15">t</text:span>-&gt;<text:span text:style-name="T15">prev</text:span>-&gt;<text:span text:style-name="T15">next</text:span> <text:span text:style-name="T16">=</text:span> <text:span text:style-name="T15">t</text:span>-&gt;<text:span text:style-name="T15">next</text:span>;</text:p>
            <text:p text:style-name="P7"><text:span text:style-name="T11">if</text:span> (<text:span text:style-name="T15">t</text:span> <text:span text:style-name="T16">!=</text:span> <text:span text:style-name="T16">*</text:span><text:span text:style-name="T15">plast</text:span>)</text:p>
            <text:p text:style-name="P7"><text:span text:style-name="T15">t</text:span>-&gt;<text:span text:style-name="T15">next</text:span>-&gt;<text:span text:style-name="T15">prev</text:span> <text:span text:style-name="T16">=</text:span> <text:span text:style-name="T15">t</text:span>-&gt;<text:span text:style-name="T15">prev</text:span>;</text:p>
            <text:p text:style-name="P9">else</text:p>
            <text:p text:style-name="P7"><text:span text:style-name="T16">*</text:span><text:span text:style-name="T15">plast</text:span> <text:span text:style-name="T16">=</text:span> <text:span text:style-name="T15">t</text:span>-&gt;<text:span text:style-name="T15">prev</text:span>;</text:p>
            <text:p text:style-name="P7">}</text:p>
            <text:p text:style-name="P7"><text:span text:style-name="T11">delete</text:span> <text:span text:style-name="T15">t</text:span>;</text:p>
            <text:p text:style-name="P7"><text:soft-page-break/><text:span text:style-name="T15">cout</text:span> <text:span text:style-name="T19">&lt;&lt;</text:span> <text:span text:style-name="T13">"Элемент удален"</text:span> <text:span text:style-name="T19">&lt;&lt;</text:span> <text:span text:style-name="T19">endl</text:span>;</text:p>
            <text:p text:style-name="P7">}</text:p>
            <text:p text:style-name="P7">}</text:p>
            <text:p text:style-name="P8">//-----------------------------------------------------------</text:p>
            <text:p text:style-name="P7"><text:span text:style-name="T12">int</text:span> <text:span text:style-name="T19">main</text:span>(<text:span text:style-name="T12">void</text:span>)</text:p>
            <text:p text:style-name="P7">{ <text:span text:style-name="T14">Address</text:span> <text:span text:style-name="T16">*</text:span><text:span text:style-name="T15">head</text:span> <text:span text:style-name="T16">=</text:span> <text:span text:style-name="T12">NULL</text:span>;</text:p>
            <text:p text:style-name="P7"><text:span text:style-name="T14">Address</text:span> <text:span text:style-name="T16">*</text:span><text:span text:style-name="T15">last</text:span> <text:span text:style-name="T16">=</text:span> <text:span text:style-name="T12">NULL</text:span>;</text:p>
            <text:p text:style-name="P7"><text:span text:style-name="T19">setlocale</text:span>(<text:span text:style-name="T12">LC_CTYPE</text:span>, <text:span text:style-name="T13">"Rus"</text:span>);</text:p>
            <text:p text:style-name="P7"><text:span text:style-name="T11">while</text:span>(<text:span text:style-name="T12">true</text:span>)</text:p>
            <text:p text:style-name="P7">{ <text:span text:style-name="T11">switch</text:span> (<text:span text:style-name="T19">menu</text:span>())</text:p>
            <text:p text:style-name="P7">{ <text:span text:style-name="T11">case</text:span> <text:span text:style-name="T17">1</text:span>: <text:span text:style-name="T19">insert</text:span>(<text:span text:style-name="T19">setElement</text:span>(), <text:span text:style-name="T16">&amp;</text:span><text:span text:style-name="T15">head</text:span>, <text:span text:style-name="T16">&amp;</text:span><text:span text:style-name="T15">last</text:span>);</text:p>
            <text:p text:style-name="P7"><text:span text:style-name="T11">break</text:span>;</text:p>
            <text:p text:style-name="P7"><text:span text:style-name="T11">case</text:span> <text:span text:style-name="T17">2</text:span>: { <text:span text:style-name="T12">char</text:span> <text:span text:style-name="T15">dname</text:span>[<text:span text:style-name="T15">NAME_SIZE</text:span>];</text:p>
            <text:p text:style-name="P7"><text:span text:style-name="T15">cout</text:span> <text:span text:style-name="T19">&lt;&lt;</text:span> <text:span text:style-name="T13">"Введите имя: "</text:span>;</text:p>
            <text:p text:style-name="P7"><text:span text:style-name="T15">cin</text:span>.<text:span text:style-name="T19">getline</text:span>(<text:span text:style-name="T15">dname</text:span>, <text:span text:style-name="T15">NAME_SIZE</text:span><text:span text:style-name="T16">-</text:span><text:span text:style-name="T17">1</text:span>,<text:span text:style-name="T13">'</text:span><text:span text:style-name="T20">\n</text:span><text:span text:style-name="T13">'</text:span>);</text:p>
            <text:p text:style-name="P7"><text:span text:style-name="T15">cin</text:span>.<text:span text:style-name="T19">ignore</text:span>(<text:span text:style-name="T15">cin</text:span>.<text:span text:style-name="T19">rdbuf</text:span>()-&gt;<text:span text:style-name="T19">in_avail</text:span>());</text:p>
            <text:p text:style-name="P7"><text:span text:style-name="T15">cin</text:span>.<text:span text:style-name="T19">sync</text:span>();</text:p>
            <text:p text:style-name="P7"><text:span text:style-name="T19">delet</text:span>(<text:span text:style-name="T15">dname</text:span>,<text:span text:style-name="T16">&amp;</text:span><text:span text:style-name="T15">head</text:span>, <text:span text:style-name="T16">&amp;</text:span><text:span text:style-name="T15">last</text:span>);</text:p>
            <text:p text:style-name="P7">}</text:p>
            <text:p text:style-name="P7"><text:span text:style-name="T11">break</text:span>;</text:p>
            <text:p text:style-name="P7"><text:span text:style-name="T11">case</text:span> <text:span text:style-name="T17">3</text:span>: <text:span text:style-name="T19">outputList</text:span>(<text:span text:style-name="T16">&amp;</text:span><text:span text:style-name="T15">head</text:span>, <text:span text:style-name="T16">&amp;</text:span><text:span text:style-name="T15">last</text:span>);</text:p>
            <text:p text:style-name="P7"><text:span text:style-name="T11">break</text:span>;</text:p>
            <text:p text:style-name="P7"><text:span text:style-name="T11">case</text:span> <text:span text:style-name="T17">4</text:span>: { <text:span text:style-name="T12">char</text:span> <text:span text:style-name="T15">fname</text:span>[<text:span text:style-name="T15">NAME_SIZE</text:span>];</text:p>
            <text:p text:style-name="P7"><text:span text:style-name="T15">cout</text:span> <text:span text:style-name="T19">&lt;&lt;</text:span> <text:span text:style-name="T13">"Введите имя: "</text:span>;</text:p>
            <text:p text:style-name="P7"><text:span text:style-name="T15">cin</text:span>.<text:span text:style-name="T19">getline</text:span>(<text:span text:style-name="T15">fname</text:span>, <text:span text:style-name="T15">NAME_SIZE</text:span> <text:span text:style-name="T16">-</text:span> <text:span text:style-name="T17">1</text:span>, <text:span text:style-name="T13">'</text:span><text:span text:style-name="T20">\n</text:span><text:span text:style-name="T13">'</text:span>);</text:p>
            <text:p text:style-name="P7"><text:span text:style-name="T15">cin</text:span>.<text:span text:style-name="T19">ignore</text:span>(<text:span text:style-name="T15">cin</text:span>.<text:span text:style-name="T19">rdbuf</text:span>()-&gt;<text:span text:style-name="T19">in_avail</text:span>());</text:p>
            <text:p text:style-name="P7"><text:span text:style-name="T15">cin</text:span>.<text:span text:style-name="T19">sync</text:span>();</text:p>
            <text:p text:style-name="P7"><text:span text:style-name="T19">find</text:span>(<text:span text:style-name="T15">fname</text:span>, <text:span text:style-name="T16">&amp;</text:span><text:span text:style-name="T15">head</text:span>);</text:p>
            <text:p text:style-name="P7">}</text:p>
            <text:p text:style-name="P7"><text:span text:style-name="T11">break</text:span>;</text:p>
            <text:p text:style-name="P7"><text:span text:style-name="T11">case</text:span> <text:span text:style-name="T17">5</text:span>: <text:span text:style-name="T19">exit</text:span>(<text:span text:style-name="T17">0</text:span>);</text:p>
            <text:p text:style-name="P7"><text:span text:style-name="T11">default</text:span>: <text:span text:style-name="T19">exit</text:span>(<text:span text:style-name="T17">1</text:span>);</text:p>
            <text:p text:style-name="P7">}</text:p>
            <text:p text:style-name="P7">}</text:p>
            <text:p text:style-name="P7"><text:span text:style-name="T11">return</text:span> <text:span text:style-name="T17">0</text:span>;</text:p>
            <text:p text:style-name="P7">}</text:p>
            <text:p text:style-name="P10" loext:marker-style-name="T7"/>
          </table:table-cell>
        </table:table-row>
      </table:table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oft-page-break/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5">2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8T11:22:13.697734516</meta:creation-date>
    <dc:date>2025-05-21T17:02:43.041101514</dc:date>
    <meta:editing-duration>PT12M25S</meta:editing-duration>
    <meta:editing-cycles>2</meta:editing-cycles>
    <meta:generator>LibreOffice/24.2.7.2$Linux_X86_64 LibreOffice_project/420$Build-2</meta:generator>
    <meta:document-statistic meta:table-count="1" meta:image-count="0" meta:object-count="0" meta:page-count="5" meta:paragraph-count="155" meta:word-count="553" meta:character-count="3783" meta:non-whitespace-character-count="3383"/>
  </office:meta>
</office:document-meta>
</file>